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b3a91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d1a86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a25f44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aa1fbb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ac7b2c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b9e26" officeooo:paragraph-rsid="008b9e26" style:font-name-asian="DejaVu Math TeX Gyre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7182f" style:font-name-asian="Droid Sans Fallback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f4125" style:font-name-asian="Droid Sans Fallback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d97731" style:font-name-asian="Droid Sans Fallback" style:font-size-asian="8pt" style:font-weight-asian="normal" style:font-size-complex="8pt" style:font-weight-complex="normal"/>
    </style:style>
    <style:style style:name="T1" style:family="text">
      <style:text-properties officeooo:rsid="00c17c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人生密碼</text:p>
      <text:p text:style-name="P8"/>
      <text:p text:style-name="P2"/>
      <text:p text:style-name="P1">誰的人生不是一趟</text:p>
      <text:p text:style-name="P1">駛向墳墓的列車呢</text:p>
      <text:p text:style-name="P1">餐桌上的蘋果</text:p>
      <text:p text:style-name="P1">即使有罌粟</text:p>
      <text:p text:style-name="P1">我也依然吃了</text:p>
      <text:p text:style-name="P1">因爲你</text:p>
      <text:p text:style-name="P1">勝過一切誘惑</text:p>
      <text:p text:style-name="P1"/>
      <text:p text:style-name="P1">面對你</text:p>
      <text:p text:style-name="P1">我情願</text:p>
      <text:p text:style-name="P1">舉槍投降</text:p>
      <text:p text:style-name="P1">只想一生跟着你</text:p>
      <text:p text:style-name="P1">相伴左右</text:p>
      <text:p text:style-name="P1"/>
      <text:p text:style-name="P7">人的一生</text:p>
      <text:p text:style-name="P7">充滿了頓悟</text:p>
      <text:p text:style-name="P1">每一次頓悟</text:p>
      <text:p text:style-name="P1">都是喜悅</text:p>
      <text:p text:style-name="P1"/>
      <text:p text:style-name="P1">親愛的</text:p>
      <text:p text:style-name="P1">我應該是讀懂了人生密碼</text:p>
      <text:p text:style-name="P1">在行走的路上</text:p>
      <text:p text:style-name="P1">我若無旁人地傻笑了</text:p>
      <text:p text:style-name="P1">因爲我抑制不住內心的喜悅</text:p>
      <text:p text:style-name="P1">上一次這般情景</text:p>
      <text:p text:style-name="P1">還是在大學的校園裏</text:p>
      <text:p text:style-name="P1">在一個漫天星辰的夜晚</text:p>
      <text:p text:style-name="P1">我親吻了她</text:p>
      <text:p text:style-name="P1">在回宿舍的路上</text:p>
      <text:p text:style-name="P1">我一路傻笑着</text:p>
      <text:p text:style-name="P1"/>
      <text:p text:style-name="P1">我知道</text:p>
      <text:p text:style-name="P1">因爲你</text:p>
      <text:p text:style-name="P1">我依然是</text:p>
      <text:p text:style-name="P1">也一直會是</text:p>
      <text:p text:style-name="P1">年輕的心</text:p>
      <text:p text:style-name="P1">一顆永遠渴望清嘴的心</text:p>
      <text:p text:style-name="P1"/>
      <text:p text:style-name="P1">或許</text:p>
      <text:p text:style-name="P1">這一切都太遲了</text:p>
      <text:p text:style-name="P1">但</text:p>
      <text:p text:style-name="P1">沒關係</text:p>
      <text:p text:style-name="P1">我可以活在過去</text:p>
      <text:p text:style-name="P1">我每天最開心的就是</text:p>
      <text:p text:style-name="P1">躲進一個定格的宇宙裏</text:p>
      <text:p text:style-name="P1">當眼前的一切都</text:p>
      <text:p text:style-name="P1">不存在</text:p>
      <text:p text:style-name="P1">不問西東</text:p>
      <text:p text:style-name="P1">也不問結果</text:p>
      <text:p text:style-name="P1"/>
      <text:p text:style-name="P1">在艱難的尋夢路上</text:p>
      <text:p text:style-name="P1">如果有伴</text:p>
      <text:p text:style-name="P1">我希望</text:p>
      <text:p text:style-name="P1">誰都不許再有心殤</text:p>
      <text:p text:style-name="P1">即使結局再爛</text:p>
      <text:p text:style-name="P1">大家都要開開心心地玩</text:p>
      <text:p text:style-name="P1">在駛向墳墓的列車上</text:p>
      <text:p text:style-name="P3">讓生命像流星一樣</text:p>
      <text:p text:style-name="P3">激情燃燒着</text:p>
      <text:p text:style-name="P4">即使地球被燒成了</text:p>
      <text:p text:style-name="P4">熱情的沙漠</text:p>
      <text:p text:style-name="P1">此生都是無怨無悔</text:p>
      <text:p text:style-name="P1"/>
      <text:p text:style-name="P1">畢竟</text:p>
      <text:p text:style-name="P1">傷心是最浪費生命的</text:p>
      <text:p text:style-name="P1">內心消耗</text:p>
      <text:p text:style-name="P5">如果生命是一場</text:p>
      <text:p text:style-name="P5">沒有選擇的選擇</text:p>
      <text:p text:style-name="P1">何不在成堆的屍骸裏</text:p>
      <text:p text:style-name="P1">燃起篝火</text:p>
      <text:p text:style-name="P1">跳起舞蹈</text:p>
      <text:p text:style-name="P1">唱起搖滾</text:p>
      <text:p text:style-name="P1">這才是對生命最好的超渡</text:p>
      <text:p text:style-name="P1">和最高的敬意</text:p>
      <text:p text:style-name="P1"/>
      <text:p text:style-name="P1">所以</text:p>
      <text:p text:style-name="P1">不用爲我擔心</text:p>
      <text:p text:style-name="P1">我不怕吃苦</text:p>
      <text:p text:style-name="P13">不是因爲我皮糙骨賤</text:p>
      <text:p text:style-name="P1">而是因爲</text:p>
      <text:p text:style-name="P1">我的心裡是甜的</text:p>
      <text:p text:style-name="P1"/>
      <text:p text:style-name="P1">我一直以爲我還年輕</text:p>
      <text:p text:style-name="P1">生命最多也只剩幾十年光景</text:p>
      <text:p text:style-name="P1">可是</text:p>
      <text:p text:style-name="P1">我最近才突然發現</text:p>
      <text:p text:style-name="P1">我的心</text:p>
      <text:p text:style-name="P6">是一顆</text:p>
      <text:p text:style-name="P6">老</text:p>
      <text:p text:style-name="P6">古</text:p>
      <text:p text:style-name="P6">懂</text:p>
      <text:p text:style-name="P6">年歲跟宇宙相仿</text:p>
      <text:p text:style-name="P6">似</text:p>
      <text:p text:style-name="P6">天涯海角</text:p>
      <text:p text:style-name="P6">也似</text:p>
      <text:p text:style-name="P6">海枯石爛</text:p>
      <text:p text:style-name="P1">在歸屬欄上</text:p>
      <text:p text:style-name="P1">寫着一個人的名字</text:p>
      <text:p text:style-name="P12">旁邊依舊流着一滴</text:p>
      <text:p text:style-name="P11">初生時代的眼淚</text:p>
      <text:p text:style-name="P1"/>
      <text:p text:style-name="P1">特別甜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03T21:56:38.478841375</dc:date>
    <meta:editing-duration>PT5H9M29S</meta:editing-duration>
    <meta:editing-cycles>194</meta:editing-cycles>
    <meta:document-statistic meta:table-count="0" meta:image-count="0" meta:object-count="0" meta:page-count="1" meta:paragraph-count="93" meta:word-count="528" meta:character-count="528" meta:non-whitespace-character-count="528"/>
  </office:meta>
</office:document-meta>
</file>